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217in"/>
    </style:style>
    <style:style style:name="co10" style:family="table-column">
      <style:table-column-properties fo:break-before="auto" style:column-width="0.4425in"/>
    </style:style>
    <style:style style:name="co11" style:family="table-column">
      <style:table-column-properties fo:break-before="auto" style:column-width="0.3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" style:family="table-cell" style:parent-style-name="Default" style:data-style-name="N130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4" style:family="table-cell" style:parent-style-name="Default" style:data-style-name="N2"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2"/>
    <style:style style:name="ce9" style:family="table-cell" style:parent-style-name="Default" style:data-style-name="N1">
      <style:text-properties style:font-name="Liberation Sans" style:font-name-asian="Droid Sans Fallback" style:font-name-complex="FreeSans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he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Robots</text:p>
          </table:table-cell>
          <table:table-cell table:style-name="Default" office:value-type="string" calcext:value-type="string">
            <text:p>Expanded nodes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Search Time (s)</text:p>
          </table:table-cell>
          <table:table-cell table:style-name="Default" office:value-type="string" calcext:value-type="string">
            <text:p>Nodes/sec</text:p>
          </table:table-cell>
          <table:table-cell table:style-name="Default" office:value-type="string" calcext:value-type="string">
            <text:p>$\bar{b}$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36" calcext:value-type="float">
            <text:p>36</text:p>
          </table:table-cell>
          <table:table-cell office:value-type="float" office:value="0.02381" calcext:value-type="float">
            <text:p>0.024</text:p>
          </table:table-cell>
          <table:table-cell table:formula="of:=[.C2]/[.E2]" office:value-type="float" office:value="29861.4027719446" calcext:value-type="float">
            <text:p>29861</text:p>
          </table:table-cell>
          <table:table-cell table:formula="of:=[.C2]^(1/([.B2]*[.D2]))" office:value-type="float" office:value="1.20010321727953" calcext:value-type="float">
            <text:p>1.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82" calcext:value-type="float">
            <text:p>0.000</text:p>
          </table:table-cell>
          <table:table-cell table:formula="of:=[.C3]/[.E3]" office:value-type="float" office:value="28368.7943262411" calcext:value-type="float">
            <text:p>28369</text:p>
          </table:table-cell>
          <table:table-cell table:formula="of:=[.C3]^(1/([.B3]*[.D3]))" office:value-type="float" office:value="1.68179283050743" calcext:value-type="float">
            <text:p>1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851" calcext:value-type="float">
            <text:p>52851</text:p>
          </table:table-cell>
          <table:table-cell office:value-type="float" office:value="112" calcext:value-type="float">
            <text:p>112</text:p>
          </table:table-cell>
          <table:table-cell office:value-type="float" office:value="0.811906" calcext:value-type="float">
            <text:p>0.812</text:p>
          </table:table-cell>
          <table:table-cell table:formula="of:=[.C4]/[.E4]" office:value-type="float" office:value="65094.9740487199" calcext:value-type="float">
            <text:p>65095</text:p>
          </table:table-cell>
          <table:table-cell table:formula="of:=[.C4]^(1/([.B4]*[.D4]))" office:value-type="float" office:value="1.10197087915666" calcext:value-type="float">
            <text:p>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162" calcext:value-type="float">
            <text:p>0.000</text:p>
          </table:table-cell>
          <table:table-cell table:formula="of:=[.C6]/[.E6]" office:value-type="float" office:value="55555.5555555556" calcext:value-type="float">
            <text:p>55556</text:p>
          </table:table-cell>
          <table:table-cell table:formula="of:=[.C6]^(1/([.B6]*[.D6]))" office:value-type="float" office:value="1.73205080756888" calcext:value-type="float">
            <text:p>1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9640" calcext:value-type="float">
            <text:p>39640</text:p>
          </table:table-cell>
          <table:table-cell office:value-type="float" office:value="72" calcext:value-type="float">
            <text:p>72</text:p>
          </table:table-cell>
          <table:table-cell office:value-type="float" office:value="0.642311" calcext:value-type="float">
            <text:p>0.642</text:p>
          </table:table-cell>
          <table:table-cell table:formula="of:=[.C7]/[.E7]" office:value-type="float" office:value="61714.6522478986" calcext:value-type="float">
            <text:p>61715</text:p>
          </table:table-cell>
          <table:table-cell table:formula="of:=[.C7]^(1/([.B7]*[.D7]))" office:value-type="float" office:value="1.15841178545573" calcext:value-type="float">
            <text:p>1.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56140" calcext:value-type="float">
            <text:p>956140</text:p>
          </table:table-cell>
          <table:table-cell office:value-type="float" office:value="81" calcext:value-type="float">
            <text:p>81</text:p>
          </table:table-cell>
          <table:table-cell office:value-type="float" office:value="22.503064" calcext:value-type="float">
            <text:p>22.503</text:p>
          </table:table-cell>
          <table:table-cell table:formula="of:=[.C8]/[.E8]" office:value-type="float" office:value="42489.3250092521" calcext:value-type="float">
            <text:p>42489</text:p>
          </table:table-cell>
          <table:table-cell table:formula="of:=[.C8]^(1/([.B8]*[.D8]))" office:value-type="float" office:value="1.18531450390913" calcext:value-type="float">
            <text:p>1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10" calcext:value-type="float">
            <text:p>2710</text:p>
          </table:table-cell>
          <table:table-cell office:value-type="float" office:value="45" calcext:value-type="float">
            <text:p>45</text:p>
          </table:table-cell>
          <table:table-cell office:value-type="float" office:value="0.076722" calcext:value-type="float">
            <text:p>0.077</text:p>
          </table:table-cell>
          <table:table-cell table:formula="of:=[.C9]/[.E9]" office:value-type="float" office:value="35322.3325773572" calcext:value-type="float">
            <text:p>35322</text:p>
          </table:table-cell>
          <table:table-cell table:formula="of:=[.C9]^(1/([.B9]*[.D9]))" office:value-type="float" office:value="1.19203280230285" calcext:value-type="float">
            <text:p>1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8281" calcext:value-type="float">
            <text:p>438281</text:p>
          </table:table-cell>
          <table:table-cell office:value-type="float" office:value="187" calcext:value-type="float">
            <text:p>187</text:p>
          </table:table-cell>
          <table:table-cell office:value-type="float" office:value="6.92601" calcext:value-type="float">
            <text:p>6.926</text:p>
          </table:table-cell>
          <table:table-cell table:formula="of:=[.C10]/[.E10]" office:value-type="float" office:value="63280.4457400437" calcext:value-type="float">
            <text:p>63280</text:p>
          </table:table-cell>
          <table:table-cell table:formula="of:=[.C10]^(1/([.B10]*[.D10]))" office:value-type="float" office:value="1.07193832921771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13146" calcext:value-type="float">
            <text:p>1613146</text:p>
          </table:table-cell>
          <table:table-cell office:value-type="float" office:value="107" calcext:value-type="float">
            <text:p>107</text:p>
          </table:table-cell>
          <table:table-cell office:value-type="float" office:value="33.14862" calcext:value-type="float">
            <text:p>33.149</text:p>
          </table:table-cell>
          <table:table-cell table:formula="of:=[.C11]/[.E11]" office:value-type="float" office:value="48664.0469497674" calcext:value-type="float">
            <text:p>48664</text:p>
          </table:table-cell>
          <table:table-cell table:formula="of:=[.C11]^(1/([.B11]*[.D11]))" office:value-type="float" office:value="1.14291949816838" calcext:value-type="float">
            <text:p>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929184" calcext:value-type="float">
            <text:p>11929184</text:p>
          </table:table-cell>
          <table:table-cell office:value-type="float" office:value="265" calcext:value-type="float">
            <text:p>265</text:p>
          </table:table-cell>
          <table:table-cell office:value-type="float" office:value="432.44029" calcext:value-type="float">
            <text:p>432.440</text:p>
          </table:table-cell>
          <table:table-cell table:formula="of:=[.C12]/[.E12]" office:value-type="float" office:value="27585.7367499222" calcext:value-type="float">
            <text:p>27586</text:p>
          </table:table-cell>
          <table:table-cell table:formula="of:=[.C12]^(1/([.B12]*[.D12]))" office:value-type="float" office:value="1.06341845131136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1268" calcext:value-type="float">
            <text:p>131268</text:p>
          </table:table-cell>
          <table:table-cell office:value-type="float" office:value="195" calcext:value-type="float">
            <text:p>195</text:p>
          </table:table-cell>
          <table:table-cell office:value-type="float" office:value="1.840257" calcext:value-type="float">
            <text:p>1.840</text:p>
          </table:table-cell>
          <table:table-cell table:formula="of:=[.C13]/[.E13]" office:value-type="float" office:value="71331.3412202752" calcext:value-type="float">
            <text:p>71331</text:p>
          </table:table-cell>
          <table:table-cell table:formula="of:=[.C13]^(1/([.B13]*[.D13]))" office:value-type="float" office:value="1.06229947918528" calcext:value-type="float">
            <text:p>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30149" calcext:value-type="float">
            <text:p>5230149</text:p>
          </table:table-cell>
          <table:table-cell office:value-type="float" office:value="231" calcext:value-type="float">
            <text:p>231</text:p>
          </table:table-cell>
          <table:table-cell office:value-type="float" office:value="131.921968" calcext:value-type="float">
            <text:p>131.922</text:p>
          </table:table-cell>
          <table:table-cell table:formula="of:=[.C14]/[.E14]" office:value-type="float" office:value="39645.7775705711" calcext:value-type="float">
            <text:p>39646</text:p>
          </table:table-cell>
          <table:table-cell table:formula="of:=[.C14]^(1/([.B14]*[.D14]))" office:value-type="float" office:value="1.069262845835" calcext:value-type="float">
            <text:p>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8" calcext:value-type="float">
            <text:p>18</text:p>
          </table:table-cell>
          <table:table-cell office:value-type="float" office:value="0.003807" calcext:value-type="float">
            <text:p>0.004</text:p>
          </table:table-cell>
          <table:table-cell table:formula="of:=[.C15]/[.E15]" office:value-type="float" office:value="26792.7501970055" calcext:value-type="float">
            <text:p>26793</text:p>
          </table:table-cell>
          <table:table-cell table:formula="of:=[.C15]^(1/([.B15]*[.D15]))" office:value-type="float" office:value="1.29297134004378" calcext:value-type="float">
            <text:p>1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040106" calcext:value-type="float">
            <text:p>6040106</text:p>
          </table:table-cell>
          <table:table-cell office:value-type="float" office:value="211" calcext:value-type="float">
            <text:p>211</text:p>
          </table:table-cell>
          <table:table-cell office:value-type="float" office:value="172.021783" calcext:value-type="float">
            <text:p>172.022</text:p>
          </table:table-cell>
          <table:table-cell table:formula="of:=[.C16]/[.E16]" office:value-type="float" office:value="35112.4485205458" calcext:value-type="float">
            <text:p>35112</text:p>
          </table:table-cell>
          <table:table-cell table:formula="of:=[.C16]^(1/([.B16]*[.D16]))" office:value-type="float" office:value="1.07680645907796" calcext:value-type="float">
            <text:p>1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9111" calcext:value-type="float">
            <text:p>2339111</text:p>
          </table:table-cell>
          <table:table-cell office:value-type="float" office:value="86" calcext:value-type="float">
            <text:p>86</text:p>
          </table:table-cell>
          <table:table-cell office:value-type="float" office:value="74.543839" calcext:value-type="float">
            <text:p>74.544</text:p>
          </table:table-cell>
          <table:table-cell table:formula="of:=[.C17]/[.E17]" office:value-type="float" office:value="31378.9983368042" calcext:value-type="float">
            <text:p>31379</text:p>
          </table:table-cell>
          <table:table-cell table:formula="of:=[.C17]^(1/([.B17]*[.D17]))" office:value-type="float" office:value="1.18592911312121" calcext:value-type="float">
            <text:p>1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8110" calcext:value-type="float">
            <text:p>38110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1.012402" calcext:value-type="float">
            <text:p>1.012402</text:p>
          </table:table-cell>
          <table:table-cell table:formula="of:=[.C25]/[.E25]" office:value-type="float" office:value="37643.1496579422" calcext:value-type="float">
            <text:p>37643</text:p>
          </table:table-cell>
          <table:table-cell table:formula="of:=[.C25]^(1/([.B25]*[.D25]))" office:value-type="float" office:value="1.35172027221871" calcext:value-type="float">
            <text:p>1.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91242" calcext:value-type="float">
            <text:p>91242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5.491938" calcext:value-type="float">
            <text:p>5.491938</text:p>
          </table:table-cell>
          <table:table-cell table:formula="of:=[.C26]/[.E26]" office:value-type="float" office:value="16613.8073663614" calcext:value-type="float">
            <text:p>16614</text:p>
          </table:table-cell>
          <table:table-cell table:formula="of:=[.C26]^(1/([.B26]*[.D26]))" office:value-type="float" office:value="1.21764474814922" calcext:value-type="float">
            <text:p>1.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11169" calcext:value-type="float">
            <text:p>911169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37.794604" calcext:value-type="float">
            <text:p>337.794604</text:p>
          </table:table-cell>
          <table:table-cell table:formula="of:=[.C27]/[.E27]" office:value-type="float" office:value="2697.40543279963" calcext:value-type="float">
            <text:p>2697</text:p>
          </table:table-cell>
          <table:table-cell table:formula="of:=[.C27]^(1/([.B27]*[.D27]))" office:value-type="float" office:value="1.23111026810979" calcext:value-type="float">
            <text:p>1.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47592" calcext:value-type="float">
            <text:p>1947592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46.867941" calcext:value-type="float">
            <text:p>246.867941</text:p>
          </table:table-cell>
          <table:table-cell table:formula="of:=[.C28]/[.E28]" office:value-type="float" office:value="7889.20583252242" calcext:value-type="float">
            <text:p>7889</text:p>
          </table:table-cell>
          <table:table-cell table:formula="of:=[.C28]^(1/([.B28]*[.D28]))" office:value-type="float" office:value="1.24536146693046" calcext:value-type="float">
            <text:p>1.25</text:p>
          </table:table-cell>
        </table:table-row>
      </table:table>
      <table:table table:name="noh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default-cell-style-name="ce7"/>
        <table:table-column table:style-name="co7" table:default-cell-style-name="ce8"/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Robots</text:p>
          </table:table-cell>
          <table:table-cell table:style-name="Default" office:value-type="string" calcext:value-type="string">
            <text:p>Expanded nodes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Search Time (s)</text:p>
          </table:table-cell>
          <table:table-cell table:style-name="Default" office:value-type="string" calcext:value-type="string">
            <text:p>Nodes/sec</text:p>
          </table:table-cell>
          <table:table-cell table:style-name="Default" office:value-type="string" calcext:value-type="string">
            <text:p>$\bar{b}$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28" calcext:value-type="float">
            <text:p>828</text:p>
          </table:table-cell>
          <table:table-cell office:value-type="float" office:value="36" calcext:value-type="float">
            <text:p>36</text:p>
          </table:table-cell>
          <table:table-cell office:value-type="float" office:value="0.030539" calcext:value-type="float">
            <text:p>0.031</text:p>
          </table:table-cell>
          <table:table-cell table:formula="of:=[.C2]/[.E2]" office:value-type="float" office:value="27112.8720652281" calcext:value-type="float">
            <text:p>27113</text:p>
          </table:table-cell>
          <table:table-cell table:formula="of:=[.C2]^(1/([.B2]*[.D2]))" office:value-type="float" office:value="1.20519243861636" calcext:value-type="float">
            <text:p>1.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308" calcext:value-type="float">
            <text:p>0.000</text:p>
          </table:table-cell>
          <table:table-cell table:formula="of:=[.C3]/[.E3]" office:value-type="float" office:value="29220.7792207792" calcext:value-type="float">
            <text:p>29221</text:p>
          </table:table-cell>
          <table:table-cell table:formula="of:=[.C3]^(1/([.B3]*[.D3]))" office:value-type="float" office:value="1.73205080756888" calcext:value-type="float">
            <text:p>1.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564" calcext:value-type="float">
            <text:p>54564</text:p>
          </table:table-cell>
          <table:table-cell office:value-type="float" office:value="112" calcext:value-type="float">
            <text:p>112</text:p>
          </table:table-cell>
          <table:table-cell office:value-type="float" office:value="0.926719" calcext:value-type="float">
            <text:p>0.927</text:p>
          </table:table-cell>
          <table:table-cell table:formula="of:=[.C4]/[.E4]" office:value-type="float" office:value="58878.6892251049" calcext:value-type="float">
            <text:p>58879</text:p>
          </table:table-cell>
          <table:table-cell table:formula="of:=[.C4]^(1/([.B4]*[.D4]))" office:value-type="float" office:value="1.10228476605407" calcext:value-type="float">
            <text:p>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style-name="ce7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.00051" calcext:value-type="float">
            <text:p>0.001</text:p>
          </table:table-cell>
          <table:table-cell table:formula="of:=[.C6]/[.E6]" office:value-type="float" office:value="21568.6274509804" calcext:value-type="float">
            <text:p>21569</text:p>
          </table:table-cell>
          <table:table-cell table:formula="of:=[.C6]^(1/([.B6]*[.D6]))" office:value-type="float" office:value="1.82116028683787" calcext:value-type="float">
            <text:p>1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1875" calcext:value-type="float">
            <text:p>81875</text:p>
          </table:table-cell>
          <table:table-cell office:value-type="float" office:value="72" calcext:value-type="float">
            <text:p>72</text:p>
          </table:table-cell>
          <table:table-cell office:value-type="float" office:value="1.256886" calcext:value-type="float">
            <text:p>1.257</text:p>
          </table:table-cell>
          <table:table-cell table:formula="of:=[.C7]/[.E7]" office:value-type="float" office:value="65141.1504305084" calcext:value-type="float">
            <text:p>65141</text:p>
          </table:table-cell>
          <table:table-cell table:formula="of:=[.C7]^(1/([.B7]*[.D7]))" office:value-type="float" office:value="1.17014104320361" calcext:value-type="float">
            <text:p>1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691911" calcext:value-type="float">
            <text:p>1691911</text:p>
          </table:table-cell>
          <table:table-cell office:value-type="float" office:value="81" calcext:value-type="float">
            <text:p>81</text:p>
          </table:table-cell>
          <table:table-cell office:value-type="float" office:value="43.299098" calcext:value-type="float">
            <text:p>43.299</text:p>
          </table:table-cell>
          <table:table-cell table:formula="of:=[.C8]/[.E8]" office:value-type="float" office:value="39074.9710305744" calcext:value-type="float">
            <text:p>39075</text:p>
          </table:table-cell>
          <table:table-cell table:formula="of:=[.C8]^(1/([.B8]*[.D8]))" office:value-type="float" office:value="1.19369548046383" calcext:value-type="float">
            <text:p>1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235" calcext:value-type="float">
            <text:p>4235</text:p>
          </table:table-cell>
          <table:table-cell office:value-type="float" office:value="45" calcext:value-type="float">
            <text:p>45</text:p>
          </table:table-cell>
          <table:table-cell office:value-type="float" office:value="0.047919" calcext:value-type="float">
            <text:p>0.048</text:p>
          </table:table-cell>
          <table:table-cell table:formula="of:=[.C9]/[.E9]" office:value-type="float" office:value="88378.3050564494" calcext:value-type="float">
            <text:p>88378</text:p>
          </table:table-cell>
          <table:table-cell table:formula="of:=[.C9]^(1/([.B9]*[.D9]))" office:value-type="float" office:value="1.2039175421263" calcext:value-type="float">
            <text:p>1.2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26860" calcext:value-type="float">
            <text:p>526860</text:p>
          </table:table-cell>
          <table:table-cell office:value-type="float" office:value="187" calcext:value-type="float">
            <text:p>187</text:p>
          </table:table-cell>
          <table:table-cell office:value-type="float" office:value="9.307115" calcext:value-type="float">
            <text:p>9.307</text:p>
          </table:table-cell>
          <table:table-cell table:formula="of:=[.C10]/[.E10]" office:value-type="float" office:value="56608.3045068209" calcext:value-type="float">
            <text:p>56608</text:p>
          </table:table-cell>
          <table:table-cell table:formula="of:=[.C10]^(1/([.B10]*[.D10]))" office:value-type="float" office:value="1.07299401781389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35478" calcext:value-type="float">
            <text:p>1635478</text:p>
          </table:table-cell>
          <table:table-cell office:value-type="float" office:value="107" calcext:value-type="float">
            <text:p>107</text:p>
          </table:table-cell>
          <table:table-cell office:value-type="float" office:value="34.719079" calcext:value-type="float">
            <text:p>34.719</text:p>
          </table:table-cell>
          <table:table-cell table:formula="of:=[.C11]/[.E11]" office:value-type="float" office:value="47106.0306640047" calcext:value-type="float">
            <text:p>47106</text:p>
          </table:table-cell>
          <table:table-cell table:formula="of:=[.C11]^(1/([.B11]*[.D11]))" office:value-type="float" office:value="1.14306636535444" calcext:value-type="float">
            <text:p>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164979" calcext:value-type="float">
            <text:p>14164979</text:p>
          </table:table-cell>
          <table:table-cell office:value-type="float" office:value="265" calcext:value-type="float">
            <text:p>265</text:p>
          </table:table-cell>
          <table:table-cell office:value-type="float" office:value="576.115064" calcext:value-type="float">
            <text:p>576.115</text:p>
          </table:table-cell>
          <table:table-cell table:formula="of:=[.C12]/[.E12]" office:value-type="float" office:value="24587.0658226705" calcext:value-type="float">
            <text:p>24587</text:p>
          </table:table-cell>
          <table:table-cell table:formula="of:=[.C12]^(1/([.B12]*[.D12]))" office:value-type="float" office:value="1.06410803005153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34077" calcext:value-type="float">
            <text:p>134077</text:p>
          </table:table-cell>
          <table:table-cell office:value-type="float" office:value="195" calcext:value-type="float">
            <text:p>195</text:p>
          </table:table-cell>
          <table:table-cell office:value-type="float" office:value="1.772201" calcext:value-type="float">
            <text:p>1.772</text:p>
          </table:table-cell>
          <table:table-cell table:formula="of:=[.C13]/[.E13]" office:value-type="float" office:value="75655.6395126738" calcext:value-type="float">
            <text:p>75656</text:p>
          </table:table-cell>
          <table:table-cell table:formula="of:=[.C13]^(1/([.B13]*[.D13]))" office:value-type="float" office:value="1.06241483061615" calcext:value-type="float">
            <text:p>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30889" calcext:value-type="float">
            <text:p>5230889</text:p>
          </table:table-cell>
          <table:table-cell office:value-type="float" office:value="231" calcext:value-type="float">
            <text:p>231</text:p>
          </table:table-cell>
          <table:table-cell office:value-type="float" office:value="139.175611" calcext:value-type="float">
            <text:p>139.176</text:p>
          </table:table-cell>
          <table:table-cell table:formula="of:=[.C14]/[.E14]" office:value-type="float" office:value="37584.8107467622" calcext:value-type="float">
            <text:p>37585</text:p>
          </table:table-cell>
          <table:table-cell table:formula="of:=[.C14]^(1/([.B14]*[.D14]))" office:value-type="float" office:value="1.06926350071174" calcext:value-type="float">
            <text:p>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18" calcext:value-type="float">
            <text:p>18</text:p>
          </table:table-cell>
          <table:table-cell office:value-type="float" office:value="0.003545" calcext:value-type="float">
            <text:p>0.004</text:p>
          </table:table-cell>
          <table:table-cell table:formula="of:=[.C15]/[.E15]" office:value-type="float" office:value="91396.3328631876" calcext:value-type="float">
            <text:p>91396</text:p>
          </table:table-cell>
          <table:table-cell table:formula="of:=[.C15]^(1/([.B15]*[.D15]))" office:value-type="float" office:value="1.37871570534173" calcext:value-type="float">
            <text:p>1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130346" calcext:value-type="float">
            <text:p>6130346</text:p>
          </table:table-cell>
          <table:table-cell office:value-type="float" office:value="211" calcext:value-type="float">
            <text:p>211</text:p>
          </table:table-cell>
          <table:table-cell office:value-type="float" office:value="173.843218" calcext:value-type="float">
            <text:p>173.843</text:p>
          </table:table-cell>
          <table:table-cell table:formula="of:=[.C16]/[.E16]" office:value-type="float" office:value="35263.6477311413" calcext:value-type="float">
            <text:p>35264</text:p>
          </table:table-cell>
          <table:table-cell table:formula="of:=[.C16]^(1/([.B16]*[.D16]))" office:value-type="float" office:value="1.07688214250546" calcext:value-type="float">
            <text:p>1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22202" calcext:value-type="float">
            <text:p>4522202</text:p>
          </table:table-cell>
          <table:table-cell office:value-type="float" office:value="86" calcext:value-type="float">
            <text:p>86</text:p>
          </table:table-cell>
          <table:table-cell office:value-type="float" office:value="196.170443" calcext:value-type="float">
            <text:p>196.170</text:p>
          </table:table-cell>
          <table:table-cell table:formula="of:=[.C17]/[.E17]" office:value-type="float" office:value="23052.4126409808" calcext:value-type="float">
            <text:p>23052</text:p>
          </table:table-cell>
          <table:table-cell table:formula="of:=[.C17]^(1/([.B17]*[.D17]))" office:value-type="float" office:value="1.19505471638892" calcext:value-type="float">
            <text:p>1.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0093" calcext:value-type="float">
            <text:p>50093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1.182127" calcext:value-type="float">
            <text:p>1.182127</text:p>
          </table:table-cell>
          <table:table-cell table:formula="of:=[.C25]/[.E25]" office:value-type="float" office:value="42375.3116204943" calcext:value-type="float">
            <text:p>42375</text:p>
          </table:table-cell>
          <table:table-cell table:formula="of:=[.C25]^(1/([.B24]*[.D25]))" office:value-type="float" office:value="1.20907218101765" calcext:value-type="float">
            <text:p>1.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60879" calcext:value-type="float">
            <text:p>1560879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238.4195" calcext:value-type="float">
            <text:p>238.4195</text:p>
          </table:table-cell>
          <table:table-cell table:formula="of:=[.C26]/[.E26]" office:value-type="float" office:value="6546.77574611137" calcext:value-type="float">
            <text:p>6547</text:p>
          </table:table-cell>
          <table:table-cell table:formula="of:=[.C26]^(1/([.B25]*[.D26]))" office:value-type="float" office:value="1.60859102497241" calcext:value-type="float">
            <text:p>1.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/>
          <table:table-cell table:formula="of:=[.C27]/[.E27]" office:value-type="string" office:string-value="" calcext:value-type="error">
            <text:p>#DIV/0!</text:p>
          </table:table-cell>
          <table:table-cell table:formula="of:=[.C27]^(1/([.B26]*[.D27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242227" calcext:value-type="float">
            <text:p>3242227</text:p>
          </table:table-cell>
          <table:table-cell office:value-type="float" office:value="72" calcext:value-type="float">
            <text:p>72</text:p>
          </table:table-cell>
          <table:table-cell table:style-name="ce5" office:value-type="float" office:value="246.436503" calcext:value-type="float">
            <text:p>246.436503</text:p>
          </table:table-cell>
          <table:table-cell table:formula="of:=[.C28]/[.E28]" office:value-type="float" office:value="13156.4397340925" calcext:value-type="float">
            <text:p>13156</text:p>
          </table:table-cell>
          <table:table-cell table:formula="of:=[.C28]^(1/([.B27]*[.D28]))" office:value-type="float" office:value="1.07187167273121" calcext:value-type="float">
            <text:p>1.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 table:formula="of:=[.C29]/[.E29]" office:value-type="string" office:string-value="" calcext:value-type="error">
            <text:p>#DIV/0!</text:p>
          </table:table-cell>
          <table:table-cell table:formula="of:=[.C29]^(1/([.B28]*[.D29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formula="of:=[.C30]/[.E30]" office:value-type="string" office:string-value="" calcext:value-type="error">
            <text:p>#DIV/0!</text:p>
          </table:table-cell>
          <table:table-cell table:formula="of:=[.C30]^(1/([.B29]*[.D30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formula="of:=[.C31]/[.E31]" office:value-type="string" office:string-value="" calcext:value-type="error">
            <text:p>#DIV/0!</text:p>
          </table:table-cell>
          <table:table-cell table:formula="of:=[.C31]^(1/([.B30]*[.D31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formula="of:=[.C32]/[.E32]" office:value-type="string" office:string-value="" calcext:value-type="error">
            <text:p>#DIV/0!</text:p>
          </table:table-cell>
          <table:table-cell table:formula="of:=[.C32]^(1/([.B31]*[.D32])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3"/>
          <table:table-cell table:formula="of:=[.C33]/[.E33]" office:value-type="string" office:string-value="" calcext:value-type="error">
            <text:p>#DIV/0!</text:p>
          </table:table-cell>
          <table:table-cell table:formula="of:=[.C33]^(1/([.B32]*[.D33]))" office:value-type="string" office:string-value="" calcext:value-type="error">
            <text:p>#DIV/0!</text:p>
          </table:table-cell>
        </table:table-row>
      </table:table>
      <table:table table:name="table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9" table:default-cell-style-name="ce9"/>
        <table:table-column table:style-name="co9" table:default-cell-style-name="Default"/>
        <table:table-column table:style-name="co10" table:default-cell-style-name="ce8"/>
        <table:table-column table:style-name="co11" table:default-cell-style-name="ce8"/>
        <table:table-row table:style-name="ro1">
          <table:table-cell table:formula="of:=[heu.A1]" office:value-type="string" office:string-value="Problem" calcext:value-type="string">
            <text:p>Problem</text:p>
          </table:table-cell>
          <table:table-cell office:value-type="string" calcext:value-type="string">
            <text:p>Robots</text:p>
          </table:table-cell>
          <table:table-cell table:formula="of:=[heu.D1]" office:value-type="string" office:string-value="Length" calcext:value-type="string">
            <text:p>Length</text:p>
          </table:table-cell>
          <table:table-cell table:style-name="Default" office:value-type="string" calcext:value-type="string">
            <text:p>BFS</text:p>
          </table:table-cell>
          <table:table-cell office:value-type="string" calcext:value-type="string">
            <text:p>A*</text:p>
          </table:table-cell>
          <table:table-cell table:style-name="Default" office:value-type="string" calcext:value-type="string">
            <text:p>Ratio</text:p>
          </table:table-cell>
          <table:table-cell table:style-name="Default" office:value-type="string" calcext:value-type="string">
            <text:p>he2</text:p>
          </table:table-cell>
        </table:table-row>
        <table:table-row table:style-name="ro1">
          <table:table-cell table:formula="of:=[heu.A2]" office:value-type="float" office:value="1" calcext:value-type="float">
            <text:p>1</text:p>
          </table:table-cell>
          <table:table-cell table:formula="of:=[heu.B2]" office:value-type="float" office:value="1" calcext:value-type="float">
            <text:p>1</text:p>
          </table:table-cell>
          <table:table-cell table:formula="of:=[heu.D2]" office:value-type="float" office:value="36" calcext:value-type="float">
            <text:p>36</text:p>
          </table:table-cell>
          <table:table-cell table:formula="of:=[noh.C2]" office:value-type="float" office:value="828" calcext:value-type="float">
            <text:p>828</text:p>
          </table:table-cell>
          <table:table-cell table:formula="of:=[heu.C2]" office:value-type="float" office:value="711" calcext:value-type="float">
            <text:p>711</text:p>
          </table:table-cell>
          <table:table-cell table:formula="of:=[.D2]/[.E2]" office:value-type="float" office:value="1.16455696202532" calcext:value-type="float">
            <text:p>1.16</text:p>
          </table:table-cell>
          <table:table-cell table:formula="of:=[.E2]/[he2.C2]" office:value-type="float" office:value="1.29272727272727" calcext:value-type="float">
            <text:p>1.29</text:p>
          </table:table-cell>
        </table:table-row>
        <table:table-row table:style-name="ro1">
          <table:table-cell table:formula="of:=[heu.A3]" office:value-type="float" office:value="2" calcext:value-type="float">
            <text:p>2</text:p>
          </table:table-cell>
          <table:table-cell table:formula="of:=[heu.B3]" office:value-type="float" office:value="1" calcext:value-type="float">
            <text:p>1</text:p>
          </table:table-cell>
          <table:table-cell table:formula="of:=[heu.D3]" office:value-type="float" office:value="4" calcext:value-type="float">
            <text:p>4</text:p>
          </table:table-cell>
          <table:table-cell table:formula="of:=[noh.C3]" office:value-type="float" office:value="9" calcext:value-type="float">
            <text:p>9</text:p>
          </table:table-cell>
          <table:table-cell table:formula="of:=[heu.C3]" office:value-type="float" office:value="8" calcext:value-type="float">
            <text:p>8</text:p>
          </table:table-cell>
          <table:table-cell table:formula="of:=[.D3]/[.E3]" office:value-type="float" office:value="1.125" calcext:value-type="float">
            <text:p>1.13</text:p>
          </table:table-cell>
          <table:table-cell table:formula="of:=[.E3]/[he2.C3]" office:value-type="float" office:value="1" calcext:value-type="float">
            <text:p>1.00</text:p>
          </table:table-cell>
        </table:table-row>
        <table:table-row table:style-name="ro1">
          <table:table-cell table:formula="of:=[heu.A4]" office:value-type="float" office:value="3" calcext:value-type="float">
            <text:p>3</text:p>
          </table:table-cell>
          <table:table-cell table:formula="of:=[heu.B4]" office:value-type="float" office:value="1" calcext:value-type="float">
            <text:p>1</text:p>
          </table:table-cell>
          <table:table-cell table:formula="of:=[heu.D4]" office:value-type="float" office:value="112" calcext:value-type="float">
            <text:p>112</text:p>
          </table:table-cell>
          <table:table-cell table:formula="of:=[noh.C4]" office:value-type="float" office:value="54564" calcext:value-type="float">
            <text:p>54564</text:p>
          </table:table-cell>
          <table:table-cell table:formula="of:=[heu.C4]" office:value-type="float" office:value="52851" calcext:value-type="float">
            <text:p>52851</text:p>
          </table:table-cell>
          <table:table-cell table:formula="of:=[.D4]/[.E4]" office:value-type="float" office:value="1.03241187489357" calcext:value-type="float">
            <text:p>1.03</text:p>
          </table:table-cell>
          <table:table-cell table:formula="of:=[.E4]/[he2.C4]" office:value-type="float" office:value="1.07790989374069" calcext:value-type="float">
            <text:p>1.08</text:p>
          </table:table-cell>
        </table:table-row>
        <table:table-row table:style-name="ro1">
          <table:table-cell table:formula="of:=[heu.A5]" office:value-type="float" office:value="4" calcext:value-type="float">
            <text:p>4</text:p>
          </table:table-cell>
          <table:table-cell table:formula="of:=[heu.B5]" office:value-type="float" office:value="1" calcext:value-type="float">
            <text:p>1</text:p>
          </table:table-cell>
          <table:table-cell table:formula="of:=[heu.D5]" office:value-type="string" office:string-value="-" calcext:value-type="string">
            <text:p>-</text:p>
          </table:table-cell>
          <table:table-cell table:formula="of:=[noh.C5]" office:value-type="string" office:string-value="-" calcext:value-type="string">
            <text:p>-</text:p>
          </table:table-cell>
          <table:table-cell table:formula="of:=[heu.C5]" office:value-type="string" office:string-value="-" calcext:value-type="string">
            <text:p>-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formula="of:=[heu.A6]" office:value-type="float" office:value="5" calcext:value-type="float">
            <text:p>5</text:p>
          </table:table-cell>
          <table:table-cell table:formula="of:=[heu.B6]" office:value-type="float" office:value="1" calcext:value-type="float">
            <text:p>1</text:p>
          </table:table-cell>
          <table:table-cell table:formula="of:=[heu.D6]" office:value-type="float" office:value="4" calcext:value-type="float">
            <text:p>4</text:p>
          </table:table-cell>
          <table:table-cell table:formula="of:=[noh.C6]" office:value-type="float" office:value="11" calcext:value-type="float">
            <text:p>11</text:p>
          </table:table-cell>
          <table:table-cell table:formula="of:=[heu.C6]" office:value-type="float" office:value="9" calcext:value-type="float">
            <text:p>9</text:p>
          </table:table-cell>
          <table:table-cell table:formula="of:=[.D6]/[.E6]" office:value-type="float" office:value="1.22222222222222" calcext:value-type="float">
            <text:p>1.22</text:p>
          </table:table-cell>
          <table:table-cell table:formula="of:=[.E6]/[he2.C6]" office:value-type="float" office:value="1" calcext:value-type="float">
            <text:p>1.00</text:p>
          </table:table-cell>
        </table:table-row>
        <table:table-row table:style-name="ro1">
          <table:table-cell table:formula="of:=[heu.A7]" office:value-type="float" office:value="6" calcext:value-type="float">
            <text:p>6</text:p>
          </table:table-cell>
          <table:table-cell table:formula="of:=[heu.B7]" office:value-type="float" office:value="1" calcext:value-type="float">
            <text:p>1</text:p>
          </table:table-cell>
          <table:table-cell table:formula="of:=[heu.D7]" office:value-type="float" office:value="72" calcext:value-type="float">
            <text:p>72</text:p>
          </table:table-cell>
          <table:table-cell table:formula="of:=[noh.C7]" office:value-type="float" office:value="81875" calcext:value-type="float">
            <text:p>81875</text:p>
          </table:table-cell>
          <table:table-cell table:formula="of:=[heu.C7]" office:value-type="float" office:value="39640" calcext:value-type="float">
            <text:p>39640</text:p>
          </table:table-cell>
          <table:table-cell table:formula="of:=[.D7]/[.E7]" office:value-type="float" office:value="2.06546417759839" calcext:value-type="float">
            <text:p>2.07</text:p>
          </table:table-cell>
          <table:table-cell table:formula="of:=[.E7]/[he2.C7]" office:value-type="float" office:value="1.77973330938805" calcext:value-type="float">
            <text:p>1.78</text:p>
          </table:table-cell>
        </table:table-row>
        <table:table-row table:style-name="ro1">
          <table:table-cell table:formula="of:=[heu.A8]" office:value-type="float" office:value="7" calcext:value-type="float">
            <text:p>7</text:p>
          </table:table-cell>
          <table:table-cell table:formula="of:=[heu.B8]" office:value-type="float" office:value="1" calcext:value-type="float">
            <text:p>1</text:p>
          </table:table-cell>
          <table:table-cell table:formula="of:=[heu.D8]" office:value-type="float" office:value="81" calcext:value-type="float">
            <text:p>81</text:p>
          </table:table-cell>
          <table:table-cell table:formula="of:=[noh.C8]" office:value-type="float" office:value="1691911" calcext:value-type="float">
            <text:p>1691911</text:p>
          </table:table-cell>
          <table:table-cell table:formula="of:=[heu.C8]" office:value-type="float" office:value="956140" calcext:value-type="float">
            <text:p>956140</text:p>
          </table:table-cell>
          <table:table-cell table:formula="of:=[.D8]/[.E8]" office:value-type="float" office:value="1.76952224569624" calcext:value-type="float">
            <text:p>1.77</text:p>
          </table:table-cell>
          <table:table-cell table:formula="of:=[.E8]/[he2.C8]" office:value-type="float" office:value="2.1646966132892" calcext:value-type="float">
            <text:p>2.16</text:p>
          </table:table-cell>
        </table:table-row>
        <table:table-row table:style-name="ro1">
          <table:table-cell table:formula="of:=[heu.A9]" office:value-type="float" office:value="8" calcext:value-type="float">
            <text:p>8</text:p>
          </table:table-cell>
          <table:table-cell table:formula="of:=[heu.B9]" office:value-type="float" office:value="1" calcext:value-type="float">
            <text:p>1</text:p>
          </table:table-cell>
          <table:table-cell table:formula="of:=[heu.D9]" office:value-type="float" office:value="45" calcext:value-type="float">
            <text:p>45</text:p>
          </table:table-cell>
          <table:table-cell table:formula="of:=[noh.C9]" office:value-type="float" office:value="4235" calcext:value-type="float">
            <text:p>4235</text:p>
          </table:table-cell>
          <table:table-cell table:formula="of:=[heu.C9]" office:value-type="float" office:value="2710" calcext:value-type="float">
            <text:p>2710</text:p>
          </table:table-cell>
          <table:table-cell table:formula="of:=[.D9]/[.E9]" office:value-type="float" office:value="1.56273062730627" calcext:value-type="float">
            <text:p>1.56</text:p>
          </table:table-cell>
          <table:table-cell table:formula="of:=[.E9]/[he2.C9]" office:value-type="float" office:value="1.3232421875" calcext:value-type="float">
            <text:p>1.32</text:p>
          </table:table-cell>
        </table:table-row>
        <table:table-row table:style-name="ro1">
          <table:table-cell table:formula="of:=[heu.A10]" office:value-type="float" office:value="9" calcext:value-type="float">
            <text:p>9</text:p>
          </table:table-cell>
          <table:table-cell table:formula="of:=[heu.B10]" office:value-type="float" office:value="1" calcext:value-type="float">
            <text:p>1</text:p>
          </table:table-cell>
          <table:table-cell table:formula="of:=[heu.D10]" office:value-type="float" office:value="187" calcext:value-type="float">
            <text:p>187</text:p>
          </table:table-cell>
          <table:table-cell table:formula="of:=[noh.C10]" office:value-type="float" office:value="526860" calcext:value-type="float">
            <text:p>526860</text:p>
          </table:table-cell>
          <table:table-cell table:formula="of:=[heu.C10]" office:value-type="float" office:value="438281" calcext:value-type="float">
            <text:p>438281</text:p>
          </table:table-cell>
          <table:table-cell table:formula="of:=[.D10]/[.E10]" office:value-type="float" office:value="1.2021054985272" calcext:value-type="float">
            <text:p>1.20</text:p>
          </table:table-cell>
          <table:table-cell table:formula="of:=[.E10]/[he2.C10]" office:value-type="float" office:value="1.13051384765388" calcext:value-type="float">
            <text:p>1.13</text:p>
          </table:table-cell>
        </table:table-row>
        <table:table-row table:style-name="ro1">
          <table:table-cell table:formula="of:=[heu.A11]" office:value-type="float" office:value="10" calcext:value-type="float">
            <text:p>10</text:p>
          </table:table-cell>
          <table:table-cell table:formula="of:=[heu.B11]" office:value-type="float" office:value="1" calcext:value-type="float">
            <text:p>1</text:p>
          </table:table-cell>
          <table:table-cell table:formula="of:=[heu.D11]" office:value-type="float" office:value="107" calcext:value-type="float">
            <text:p>107</text:p>
          </table:table-cell>
          <table:table-cell table:formula="of:=[noh.C11]" office:value-type="float" office:value="1635478" calcext:value-type="float">
            <text:p>1635478</text:p>
          </table:table-cell>
          <table:table-cell table:formula="of:=[heu.C11]" office:value-type="float" office:value="1613146" calcext:value-type="float">
            <text:p>1613146</text:p>
          </table:table-cell>
          <table:table-cell table:formula="of:=[.D11]/[.E11]" office:value-type="float" office:value="1.01384375623781" calcext:value-type="float">
            <text:p>1.01</text:p>
          </table:table-cell>
          <table:table-cell table:formula="of:=[.E11]/[he2.C11]" office:value-type="float" office:value="1.07468268751616" calcext:value-type="float">
            <text:p>1.07</text:p>
          </table:table-cell>
        </table:table-row>
        <table:table-row table:style-name="ro1">
          <table:table-cell table:formula="of:=[heu.A12]" office:value-type="float" office:value="11" calcext:value-type="float">
            <text:p>11</text:p>
          </table:table-cell>
          <table:table-cell table:formula="of:=[heu.B12]" office:value-type="float" office:value="1" calcext:value-type="float">
            <text:p>1</text:p>
          </table:table-cell>
          <table:table-cell table:formula="of:=[heu.D12]" office:value-type="float" office:value="265" calcext:value-type="float">
            <text:p>265</text:p>
          </table:table-cell>
          <table:table-cell table:formula="of:=[noh.C12]" office:value-type="float" office:value="14164979" calcext:value-type="float">
            <text:p>14164979</text:p>
          </table:table-cell>
          <table:table-cell table:formula="of:=[heu.C12]" office:value-type="float" office:value="11929184" calcext:value-type="float">
            <text:p>11929184</text:p>
          </table:table-cell>
          <table:table-cell table:formula="of:=[.D12]/[.E12]" office:value-type="float" office:value="1.18742229141574" calcext:value-type="float">
            <text:p>1.19</text:p>
          </table:table-cell>
          <table:table-cell table:formula="of:=[.E12]/[he2.C12]" office:value-type="float" office:value="1.12592071314826" calcext:value-type="float">
            <text:p>1.13</text:p>
          </table:table-cell>
        </table:table-row>
        <table:table-row table:style-name="ro1">
          <table:table-cell table:formula="of:=[heu.A13]" office:value-type="float" office:value="12" calcext:value-type="float">
            <text:p>12</text:p>
          </table:table-cell>
          <table:table-cell table:formula="of:=[heu.B13]" office:value-type="float" office:value="1" calcext:value-type="float">
            <text:p>1</text:p>
          </table:table-cell>
          <table:table-cell table:formula="of:=[heu.D13]" office:value-type="float" office:value="195" calcext:value-type="float">
            <text:p>195</text:p>
          </table:table-cell>
          <table:table-cell table:formula="of:=[noh.C13]" office:value-type="float" office:value="134077" calcext:value-type="float">
            <text:p>134077</text:p>
          </table:table-cell>
          <table:table-cell table:formula="of:=[heu.C13]" office:value-type="float" office:value="131268" calcext:value-type="float">
            <text:p>131268</text:p>
          </table:table-cell>
          <table:table-cell table:formula="of:=[.D13]/[.E13]" office:value-type="float" office:value="1.02139897004601" calcext:value-type="float">
            <text:p>1.02</text:p>
          </table:table-cell>
          <table:table-cell table:formula="of:=[.E13]/[he2.C13]" office:value-type="float" office:value="1.0374538643315" calcext:value-type="float">
            <text:p>1.04</text:p>
          </table:table-cell>
        </table:table-row>
        <table:table-row table:style-name="ro1">
          <table:table-cell table:formula="of:=[heu.A14]" office:value-type="float" office:value="13" calcext:value-type="float">
            <text:p>13</text:p>
          </table:table-cell>
          <table:table-cell table:formula="of:=[heu.B14]" office:value-type="float" office:value="1" calcext:value-type="float">
            <text:p>1</text:p>
          </table:table-cell>
          <table:table-cell table:formula="of:=[heu.D14]" office:value-type="float" office:value="231" calcext:value-type="float">
            <text:p>231</text:p>
          </table:table-cell>
          <table:table-cell table:formula="of:=[noh.C14]" office:value-type="float" office:value="5230889" calcext:value-type="float">
            <text:p>5230889</text:p>
          </table:table-cell>
          <table:table-cell table:formula="of:=[heu.C14]" office:value-type="float" office:value="5230149" calcext:value-type="float">
            <text:p>5230149</text:p>
          </table:table-cell>
          <table:table-cell table:formula="of:=[.D14]/[.E14]" office:value-type="float" office:value="1.00014148736489" calcext:value-type="float">
            <text:p>1.00</text:p>
          </table:table-cell>
          <table:table-cell table:formula="of:=[.E14]/[he2.C14]" office:value-type="float" office:value="1.00021858838946" calcext:value-type="float">
            <text:p>1.00</text:p>
          </table:table-cell>
        </table:table-row>
        <table:table-row table:style-name="ro1">
          <table:table-cell table:formula="of:=[heu.A15]" office:value-type="float" office:value="14" calcext:value-type="float">
            <text:p>14</text:p>
          </table:table-cell>
          <table:table-cell table:formula="of:=[heu.B15]" office:value-type="float" office:value="1" calcext:value-type="float">
            <text:p>1</text:p>
          </table:table-cell>
          <table:table-cell table:formula="of:=[heu.D15]" office:value-type="float" office:value="18" calcext:value-type="float">
            <text:p>18</text:p>
          </table:table-cell>
          <table:table-cell table:formula="of:=[noh.C15]" office:value-type="float" office:value="324" calcext:value-type="float">
            <text:p>324</text:p>
          </table:table-cell>
          <table:table-cell table:formula="of:=[heu.C15]" office:value-type="float" office:value="102" calcext:value-type="float">
            <text:p>102</text:p>
          </table:table-cell>
          <table:table-cell table:formula="of:=[.D15]/[.E15]" office:value-type="float" office:value="3.17647058823529" calcext:value-type="float">
            <text:p>3.18</text:p>
          </table:table-cell>
          <table:table-cell table:formula="of:=[.E15]/[he2.C15]" office:value-type="float" office:value="1.52238805970149" calcext:value-type="float">
            <text:p>1.52</text:p>
          </table:table-cell>
        </table:table-row>
        <table:table-row table:style-name="ro1">
          <table:table-cell table:formula="of:=[heu.A16]" office:value-type="float" office:value="15" calcext:value-type="float">
            <text:p>15</text:p>
          </table:table-cell>
          <table:table-cell table:formula="of:=[heu.B16]" office:value-type="float" office:value="1" calcext:value-type="float">
            <text:p>1</text:p>
          </table:table-cell>
          <table:table-cell table:formula="of:=[heu.D16]" office:value-type="float" office:value="211" calcext:value-type="float">
            <text:p>211</text:p>
          </table:table-cell>
          <table:table-cell table:formula="of:=[noh.C16]" office:value-type="float" office:value="6130346" calcext:value-type="float">
            <text:p>6130346</text:p>
          </table:table-cell>
          <table:table-cell table:formula="of:=[heu.C16]" office:value-type="float" office:value="6040106" calcext:value-type="float">
            <text:p>6040106</text:p>
          </table:table-cell>
          <table:table-cell table:formula="of:=[.D16]/[.E16]" office:value-type="float" office:value="1.01494013515657" calcext:value-type="float">
            <text:p>1.01</text:p>
          </table:table-cell>
          <table:table-cell table:formula="of:=[.E16]/[he2.C16]" office:value-type="float" office:value="1.0320315440715" calcext:value-type="float">
            <text:p>1.03</text:p>
          </table:table-cell>
        </table:table-row>
        <table:table-row table:style-name="ro1">
          <table:table-cell table:formula="of:=[heu.A17]" office:value-type="float" office:value="16" calcext:value-type="float">
            <text:p>16</text:p>
          </table:table-cell>
          <table:table-cell table:formula="of:=[heu.B17]" office:value-type="float" office:value="1" calcext:value-type="float">
            <text:p>1</text:p>
          </table:table-cell>
          <table:table-cell table:formula="of:=[heu.D17]" office:value-type="float" office:value="86" calcext:value-type="float">
            <text:p>86</text:p>
          </table:table-cell>
          <table:table-cell table:formula="of:=[noh.C17]" office:value-type="float" office:value="4522202" calcext:value-type="float">
            <text:p>4522202</text:p>
          </table:table-cell>
          <table:table-cell table:formula="of:=[heu.C17]" office:value-type="float" office:value="2339111" calcext:value-type="float">
            <text:p>2339111</text:p>
          </table:table-cell>
          <table:table-cell table:formula="of:=[.D17]/[.E17]" office:value-type="float" office:value="1.9332994458151" calcext:value-type="float">
            <text:p>1.93</text:p>
          </table:table-cell>
          <table:table-cell table:formula="of:=[.E17]/[he2.C17]" office:value-type="float" office:value="1.60380712991798" calcext:value-type="float">
            <text:p>1.60</text:p>
          </table:table-cell>
        </table:table-row>
        <table:table-row table:style-name="ro1">
          <table:table-cell table:formula="of:=[heu.A18]" office:value-type="float" office:value="17" calcext:value-type="float">
            <text:p>17</text:p>
          </table:table-cell>
          <table:table-cell table:formula="of:=[heu.B18]" office:value-type="float" office:value="1" calcext:value-type="float">
            <text:p>1</text:p>
          </table:table-cell>
          <table:table-cell table:formula="of:=[heu.D18]" office:value-type="string" office:string-value="-" calcext:value-type="string">
            <text:p>-</text:p>
          </table:table-cell>
          <table:table-cell table:formula="of:=[noh.C18]" office:value-type="string" office:string-value="-" calcext:value-type="string">
            <text:p>-</text:p>
          </table:table-cell>
          <table:table-cell table:formula="of:=[heu.C18]" office:value-type="string" office:string-value="-" calcext:value-type="string">
            <text:p>-</text:p>
          </table:table-cell>
          <table:table-cell table:formula="of:=[heu.D18]" office:value-type="string" office:string-value="-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formula="of:=[heu.A19]" office:value-type="float" office:value="18" calcext:value-type="float">
            <text:p>18</text:p>
          </table:table-cell>
          <table:table-cell table:formula="of:=[heu.B19]" office:value-type="float" office:value="1" calcext:value-type="float">
            <text:p>1</text:p>
          </table:table-cell>
          <table:table-cell table:formula="of:=[heu.D19]" office:value-type="string" office:string-value="-" calcext:value-type="string">
            <text:p>-</text:p>
          </table:table-cell>
          <table:table-cell table:formula="of:=[noh.C19]" office:value-type="string" office:string-value="-" calcext:value-type="string">
            <text:p>-</text:p>
          </table:table-cell>
          <table:table-cell table:formula="of:=[heu.C19]" office:value-type="string" office:string-value="-" calcext:value-type="string">
            <text:p>-</text:p>
          </table:table-cell>
          <table:table-cell table:formula="of:=[heu.D19]" office:value-type="string" office:string-value="-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formula="of:=[heu.A20]" office:value-type="float" office:value="19" calcext:value-type="float">
            <text:p>19</text:p>
          </table:table-cell>
          <table:table-cell table:formula="of:=[heu.B20]" office:value-type="float" office:value="1" calcext:value-type="float">
            <text:p>1</text:p>
          </table:table-cell>
          <table:table-cell table:formula="of:=[heu.D20]" office:value-type="string" office:string-value="-" calcext:value-type="string">
            <text:p>-</text:p>
          </table:table-cell>
          <table:table-cell table:formula="of:=[noh.C20]" office:value-type="string" office:string-value="-" calcext:value-type="string">
            <text:p>-</text:p>
          </table:table-cell>
          <table:table-cell table:formula="of:=[heu.C20]" office:value-type="string" office:string-value="-" calcext:value-type="string">
            <text:p>-</text:p>
          </table:table-cell>
          <table:table-cell table:formula="of:=[heu.D20]" office:value-type="string" office:string-value="-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formula="of:=[heu.A21]" office:value-type="float" office:value="20" calcext:value-type="float">
            <text:p>20</text:p>
          </table:table-cell>
          <table:table-cell table:formula="of:=[heu.B21]" office:value-type="float" office:value="1" calcext:value-type="float">
            <text:p>1</text:p>
          </table:table-cell>
          <table:table-cell table:formula="of:=[heu.D21]" office:value-type="string" office:string-value="-" calcext:value-type="string">
            <text:p>-</text:p>
          </table:table-cell>
          <table:table-cell table:formula="of:=[noh.C21]" office:value-type="string" office:string-value="-" calcext:value-type="string">
            <text:p>-</text:p>
          </table:table-cell>
          <table:table-cell table:formula="of:=[heu.C21]" office:value-type="string" office:string-value="-" calcext:value-type="string">
            <text:p>-</text:p>
          </table:table-cell>
          <table:table-cell table:formula="of:=[heu.D21]" office:value-type="string" office:string-value="-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formula="of:=[heu.A22]" office:value-type="float" office:value="21" calcext:value-type="float">
            <text:p>21</text:p>
          </table:table-cell>
          <table:table-cell table:formula="of:=[heu.B22]" office:value-type="float" office:value="1" calcext:value-type="float">
            <text:p>1</text:p>
          </table:table-cell>
          <table:table-cell table:formula="of:=[heu.D22]" office:value-type="string" office:string-value="-" calcext:value-type="string">
            <text:p>-</text:p>
          </table:table-cell>
          <table:table-cell table:formula="of:=[noh.C22]" office:value-type="string" office:string-value="-" calcext:value-type="string">
            <text:p>-</text:p>
          </table:table-cell>
          <table:table-cell table:formula="of:=[heu.C22]" office:value-type="string" office:string-value="-" calcext:value-type="string">
            <text:p>-</text:p>
          </table:table-cell>
          <table:table-cell table:formula="of:=[heu.D22]" office:value-type="string" office:string-value="-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formula="of:=[heu.A23]" office:value-type="float" office:value="22" calcext:value-type="float">
            <text:p>22</text:p>
          </table:table-cell>
          <table:table-cell table:formula="of:=[heu.B23]" office:value-type="float" office:value="1" calcext:value-type="float">
            <text:p>1</text:p>
          </table:table-cell>
          <table:table-cell table:formula="of:=[heu.D23]" office:value-type="string" office:string-value="-" calcext:value-type="string">
            <text:p>-</text:p>
          </table:table-cell>
          <table:table-cell table:formula="of:=[noh.C23]" office:value-type="string" office:string-value="-" calcext:value-type="string">
            <text:p>-</text:p>
          </table:table-cell>
          <table:table-cell table:formula="of:=[heu.C23]" office:value-type="string" office:string-value="-" calcext:value-type="string">
            <text:p>-</text:p>
          </table:table-cell>
          <table:table-cell table:formula="of:=[heu.D23]" office:value-type="string" office:string-value="-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formula="of:=[heu.A24]" office:value-type="float" office:value="23" calcext:value-type="float">
            <text:p>23</text:p>
          </table:table-cell>
          <table:table-cell table:formula="of:=[heu.B24]" office:value-type="float" office:value="1" calcext:value-type="float">
            <text:p>1</text:p>
          </table:table-cell>
          <table:table-cell table:formula="of:=[heu.D24]" office:value-type="string" office:string-value="-" calcext:value-type="string">
            <text:p>-</text:p>
          </table:table-cell>
          <table:table-cell table:formula="of:=[noh.C25]" office:value-type="float" office:value="50093" calcext:value-type="float">
            <text:p>50093</text:p>
          </table:table-cell>
          <table:table-cell table:formula="of:=[heu.C24]" office:value-type="string" office:string-value="-" calcext:value-type="string">
            <text:p>-</text:p>
          </table:table-cell>
          <table:table-cell table:formula="of:=[heu.D24]" office:value-type="string" office:string-value="-" calcext:value-type="string">
            <text:p>-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formula="of:=[heu.A25]" office:value-type="float" office:value="24" calcext:value-type="float">
            <text:p>24</text:p>
          </table:table-cell>
          <table:table-cell table:formula="of:=[heu.B25]" office:value-type="float" office:value="1" calcext:value-type="float">
            <text:p>1</text:p>
          </table:table-cell>
          <table:table-cell table:formula="of:=[heu.D25]" office:value-type="float" office:value="35" calcext:value-type="float">
            <text:p>35</text:p>
          </table:table-cell>
          <table:table-cell table:formula="of:=[noh.C25]" office:value-type="float" office:value="50093" calcext:value-type="float">
            <text:p>50093</text:p>
          </table:table-cell>
          <table:table-cell table:formula="of:=[heu.C25]" office:value-type="float" office:value="38110" calcext:value-type="float">
            <text:p>38110</text:p>
          </table:table-cell>
          <table:table-cell table:formula="of:=[.D25]/[.E25]" office:value-type="float" office:value="1.31443190763579" calcext:value-type="float">
            <text:p>1.31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formula="of:=[heu.A26]" office:value-type="float" office:value="25" calcext:value-type="float">
            <text:p>25</text:p>
          </table:table-cell>
          <table:table-cell table:formula="of:=[heu.B26]" office:value-type="float" office:value="2" calcext:value-type="float">
            <text:p>2</text:p>
          </table:table-cell>
          <table:table-cell table:formula="of:=[heu.D26]" office:value-type="float" office:value="29" calcext:value-type="float">
            <text:p>29</text:p>
          </table:table-cell>
          <table:table-cell table:formula="of:=[noh.C26]" office:value-type="float" office:value="1560879" calcext:value-type="float">
            <text:p>1560879</text:p>
          </table:table-cell>
          <table:table-cell table:formula="of:=[heu.C26]" office:value-type="float" office:value="91242" calcext:value-type="float">
            <text:p>91242</text:p>
          </table:table-cell>
          <table:table-cell table:formula="of:=[.D26]/[.E26]" office:value-type="float" office:value="17.1070230814756" calcext:value-type="float">
            <text:p>17.11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formula="of:=[heu.A27]" office:value-type="float" office:value="26" calcext:value-type="float">
            <text:p>26</text:p>
          </table:table-cell>
          <table:table-cell table:formula="of:=[heu.B27]" office:value-type="float" office:value="3" calcext:value-type="float">
            <text:p>3</text:p>
          </table:table-cell>
          <table:table-cell table:formula="of:=[heu.D27]" office:value-type="float" office:value="22" calcext:value-type="float">
            <text:p>22</text:p>
          </table:table-cell>
          <table:table-cell table:formula="of:=[noh.C27]" office:value-type="float" office:value="0" calcext:value-type="float">
            <text:p>0</text:p>
          </table:table-cell>
          <table:table-cell table:formula="of:=[heu.C27]" office:value-type="float" office:value="911169" calcext:value-type="float">
            <text:p>911169</text:p>
          </table:table-cell>
          <table:table-cell table:formula="of:=[.D27]/[.E27]" office:value-type="float" office:value="0" calcext:value-type="float">
            <text:p>0.00</text:p>
          </table:table-cell>
          <table:table-cell table:style-name="ce10" office:value-type="string" calcext:value-type="string">
            <text:p>-</text:p>
          </table:table-cell>
        </table:table-row>
        <table:table-row table:style-name="ro1">
          <table:table-cell table:formula="of:=[heu.A28]" office:value-type="float" office:value="27" calcext:value-type="float">
            <text:p>27</text:p>
          </table:table-cell>
          <table:table-cell table:formula="of:=[heu.B28]" office:value-type="float" office:value="2" calcext:value-type="float">
            <text:p>2</text:p>
          </table:table-cell>
          <table:table-cell table:formula="of:=[heu.D28]" office:value-type="float" office:value="33" calcext:value-type="float">
            <text:p>33</text:p>
          </table:table-cell>
          <table:table-cell table:formula="of:=[noh.C28]" office:value-type="float" office:value="3242227" calcext:value-type="float">
            <text:p>3242227</text:p>
          </table:table-cell>
          <table:table-cell table:formula="of:=[heu.C28]" office:value-type="float" office:value="1947592" calcext:value-type="float">
            <text:p>1947592</text:p>
          </table:table-cell>
          <table:table-cell table:formula="of:=[.D28]/[.E28]" office:value-type="float" office:value="1.66473624865988" calcext:value-type="float">
            <text:p>1.66</text:p>
          </table:table-cell>
          <table:table-cell table:formula="of:=[.E28]/[he2.C28]" office:value-type="float" office:value="1.83083937317277" calcext:value-type="float">
            <text:p>1.83</text:p>
          </table:table-cell>
        </table:table-row>
      </table:table>
      <table:table table:name="he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3"/>
        <table:table-column table:style-name="co7" table:default-cell-style-name="ce4"/>
        <table:table-row table:style-name="ro1">
          <table:table-cell table:style-name="Default" office:value-type="string" calcext:value-type="string">
            <text:p>Problem</text:p>
          </table:table-cell>
          <table:table-cell table:style-name="Default" office:value-type="string" calcext:value-type="string">
            <text:p>Robots</text:p>
          </table:table-cell>
          <table:table-cell table:style-name="Default" office:value-type="string" calcext:value-type="string">
            <text:p>Expanded nodes</text:p>
          </table:table-cell>
          <table:table-cell table:style-name="Default" office:value-type="string" calcext:value-type="string">
            <text:p>Length</text:p>
          </table:table-cell>
          <table:table-cell table:style-name="Default" office:value-type="string" calcext:value-type="string">
            <text:p>Search Time (s)</text:p>
          </table:table-cell>
          <table:table-cell table:style-name="Default" office:value-type="string" calcext:value-type="string">
            <text:p>Nodes/sec</text:p>
          </table:table-cell>
          <table:table-cell table:style-name="Default" office:value-type="string" calcext:value-type="string">
            <text:p>$\bar{b}$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50" calcext:value-type="float">
            <text:p>550</text:p>
          </table:table-cell>
          <table:table-cell office:value-type="float" office:value="36" calcext:value-type="float">
            <text:p>36</text:p>
          </table:table-cell>
          <table:table-cell office:value-type="float" office:value="0.017864" calcext:value-type="float">
            <text:p>0.018</text:p>
          </table:table-cell>
          <table:table-cell table:formula="of:=[.C2]/[.E2]" office:value-type="float" office:value="30788.1773399015" calcext:value-type="float">
            <text:p>30788</text:p>
          </table:table-cell>
          <table:table-cell table:formula="of:=[.C2]^(1/([.B2]*[.D2]))" office:value-type="float" office:value="1.19157445936623" calcext:value-type="float">
            <text:p>1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00276" calcext:value-type="float">
            <text:p>0.000</text:p>
          </table:table-cell>
          <table:table-cell table:formula="of:=[.C3]/[.E3]" office:value-type="float" office:value="28985.5072463768" calcext:value-type="float">
            <text:p>28986</text:p>
          </table:table-cell>
          <table:table-cell table:formula="of:=[.C3]^(1/([.B3]*[.D3]))" office:value-type="float" office:value="1.68179283050743" calcext:value-type="float">
            <text:p>1.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031" calcext:value-type="float">
            <text:p>49031</text:p>
          </table:table-cell>
          <table:table-cell office:value-type="float" office:value="112" calcext:value-type="float">
            <text:p>112</text:p>
          </table:table-cell>
          <table:table-cell office:value-type="float" office:value="0.776691" calcext:value-type="float">
            <text:p>0.777</text:p>
          </table:table-cell>
          <table:table-cell table:formula="of:=[.C4]/[.E4]" office:value-type="float" office:value="63128.0650863728" calcext:value-type="float">
            <text:p>63128</text:p>
          </table:table-cell>
          <table:table-cell table:formula="of:=[.C4]^(1/([.B4]*[.D4]))" office:value-type="float" office:value="1.10123296442423" calcext:value-type="float">
            <text:p>1.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00466" calcext:value-type="float">
            <text:p>0.000</text:p>
          </table:table-cell>
          <table:table-cell table:formula="of:=[.C6]/[.E6]" office:value-type="float" office:value="19313.30472103" calcext:value-type="float">
            <text:p>19313</text:p>
          </table:table-cell>
          <table:table-cell table:formula="of:=[.C6]^(1/([.B6]*[.D6]))" office:value-type="float" office:value="1.73205080756888" calcext:value-type="float">
            <text:p>1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2273" calcext:value-type="float">
            <text:p>22273</text:p>
          </table:table-cell>
          <table:table-cell office:value-type="float" office:value="72" calcext:value-type="float">
            <text:p>72</text:p>
          </table:table-cell>
          <table:table-cell office:value-type="float" office:value="0.407048" calcext:value-type="float">
            <text:p>0.407</text:p>
          </table:table-cell>
          <table:table-cell table:formula="of:=[.C7]/[.E7]" office:value-type="float" office:value="54718.3624535681" calcext:value-type="float">
            <text:p>54718</text:p>
          </table:table-cell>
          <table:table-cell table:formula="of:=[.C7]^(1/([.B7]*[.D7]))" office:value-type="float" office:value="1.14917406343439" calcext:value-type="float">
            <text:p>1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41697" calcext:value-type="float">
            <text:p>441697</text:p>
          </table:table-cell>
          <table:table-cell office:value-type="float" office:value="81" calcext:value-type="float">
            <text:p>81</text:p>
          </table:table-cell>
          <table:table-cell office:value-type="float" office:value="8.850564" calcext:value-type="float">
            <text:p>8.851</text:p>
          </table:table-cell>
          <table:table-cell table:formula="of:=[.C8]/[.E8]" office:value-type="float" office:value="49906.0850811316" calcext:value-type="float">
            <text:p>49906</text:p>
          </table:table-cell>
          <table:table-cell table:formula="of:=[.C8]^(1/([.B8]*[.D8]))" office:value-type="float" office:value="1.17406703545486" calcext:value-type="float">
            <text:p>1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45" calcext:value-type="float">
            <text:p>45</text:p>
          </table:table-cell>
          <table:table-cell office:value-type="float" office:value="0.063667" calcext:value-type="float">
            <text:p>0.064</text:p>
          </table:table-cell>
          <table:table-cell table:formula="of:=[.C9]/[.E9]" office:value-type="float" office:value="32167.3708514615" calcext:value-type="float">
            <text:p>32167</text:p>
          </table:table-cell>
          <table:table-cell table:formula="of:=[.C9]^(1/([.B9]*[.D9]))" office:value-type="float" office:value="1.18463650117954" calcext:value-type="float">
            <text:p>1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87683" calcext:value-type="float">
            <text:p>387683</text:p>
          </table:table-cell>
          <table:table-cell office:value-type="float" office:value="187" calcext:value-type="float">
            <text:p>187</text:p>
          </table:table-cell>
          <table:table-cell office:value-type="float" office:value="6.06249" calcext:value-type="float">
            <text:p>6.062</text:p>
          </table:table-cell>
          <table:table-cell table:formula="of:=[.C10]/[.E10]" office:value-type="float" office:value="63947.8168211411" calcext:value-type="float">
            <text:p>63948</text:p>
          </table:table-cell>
          <table:table-cell table:formula="of:=[.C10]^(1/([.B10]*[.D10]))" office:value-type="float" office:value="1.0712353667704" calcext:value-type="float">
            <text:p>1.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01044" calcext:value-type="float">
            <text:p>1501044</text:p>
          </table:table-cell>
          <table:table-cell office:value-type="float" office:value="107" calcext:value-type="float">
            <text:p>107</text:p>
          </table:table-cell>
          <table:table-cell office:value-type="float" office:value="31.628816" calcext:value-type="float">
            <text:p>31.629</text:p>
          </table:table-cell>
          <table:table-cell table:formula="of:=[.C11]/[.E11]" office:value-type="float" office:value="47458.1154096948" calcext:value-type="float">
            <text:p>47458</text:p>
          </table:table-cell>
          <table:table-cell table:formula="of:=[.C11]^(1/([.B11]*[.D11]))" office:value-type="float" office:value="1.14215041794334" calcext:value-type="float">
            <text:p>1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95048" calcext:value-type="float">
            <text:p>10595048</text:p>
          </table:table-cell>
          <table:table-cell office:value-type="float" office:value="265" calcext:value-type="float">
            <text:p>265</text:p>
          </table:table-cell>
          <table:table-cell office:value-type="float" office:value="358.424689" calcext:value-type="float">
            <text:p>358.425</text:p>
          </table:table-cell>
          <table:table-cell table:formula="of:=[.C12]/[.E12]" office:value-type="float" office:value="29560.0395987231" calcext:value-type="float">
            <text:p>29560</text:p>
          </table:table-cell>
          <table:table-cell table:formula="of:=[.C12]^(1/([.B12]*[.D12]))" office:value-type="float" office:value="1.06294262341495" calcext:value-type="float">
            <text:p>1.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6529" calcext:value-type="float">
            <text:p>126529</text:p>
          </table:table-cell>
          <table:table-cell office:value-type="float" office:value="195" calcext:value-type="float">
            <text:p>195</text:p>
          </table:table-cell>
          <table:table-cell office:value-type="float" office:value="1.716158" calcext:value-type="float">
            <text:p>1.716</text:p>
          </table:table-cell>
          <table:table-cell table:formula="of:=[.C13]/[.E13]" office:value-type="float" office:value="73728.0600037992" calcext:value-type="float">
            <text:p>73728</text:p>
          </table:table-cell>
          <table:table-cell table:formula="of:=[.C13]^(1/([.B13]*[.D13]))" office:value-type="float" office:value="1.06209918922336" calcext:value-type="float">
            <text:p>1.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229006" calcext:value-type="float">
            <text:p>5229006</text:p>
          </table:table-cell>
          <table:table-cell office:value-type="float" office:value="233" calcext:value-type="float">
            <text:p>233</text:p>
          </table:table-cell>
          <table:table-cell office:value-type="float" office:value="127.310015" calcext:value-type="float">
            <text:p>127.310</text:p>
          </table:table-cell>
          <table:table-cell table:formula="of:=[.C14]/[.E14]" office:value-type="float" office:value="41073.0137766459" calcext:value-type="float">
            <text:p>41073</text:p>
          </table:table-cell>
          <table:table-cell table:formula="of:=[.C14]^(1/([.B14]*[.D14]))" office:value-type="float" office:value="1.06864735926624" calcext:value-type="float">
            <text:p>1.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0.002523" calcext:value-type="float">
            <text:p>0.003</text:p>
          </table:table-cell>
          <table:table-cell table:formula="of:=[.C15]/[.E15]" office:value-type="float" office:value="26555.6876734047" calcext:value-type="float">
            <text:p>26556</text:p>
          </table:table-cell>
          <table:table-cell table:formula="of:=[.C15]^(1/([.B15]*[.D15]))" office:value-type="float" office:value="1.26313160014203" calcext:value-type="float">
            <text:p>1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852637" calcext:value-type="float">
            <text:p>5852637</text:p>
          </table:table-cell>
          <table:table-cell office:value-type="float" office:value="211" calcext:value-type="float">
            <text:p>211</text:p>
          </table:table-cell>
          <table:table-cell office:value-type="float" office:value="151.763938" calcext:value-type="float">
            <text:p>151.764</text:p>
          </table:table-cell>
          <table:table-cell table:formula="of:=[.C16]/[.E16]" office:value-type="float" office:value="38564.0823316011" calcext:value-type="float">
            <text:p>38564</text:p>
          </table:table-cell>
          <table:table-cell table:formula="of:=[.C16]^(1/([.B16]*[.D16]))" office:value-type="float" office:value="1.07664556644863" calcext:value-type="float">
            <text:p>1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458474" calcext:value-type="float">
            <text:p>1458474</text:p>
          </table:table-cell>
          <table:table-cell office:value-type="float" office:value="86" calcext:value-type="float">
            <text:p>86</text:p>
          </table:table-cell>
          <table:table-cell office:value-type="float" office:value="37.541338" calcext:value-type="float">
            <text:p>37.541</text:p>
          </table:table-cell>
          <table:table-cell table:formula="of:=[.C17]/[.E17]" office:value-type="float" office:value="38849.8140369957" calcext:value-type="float">
            <text:p>38850</text:p>
          </table:table-cell>
          <table:table-cell table:formula="of:=[.C17]^(1/([.B17]*[.D17]))" office:value-type="float" office:value="1.17943290664269" calcext:value-type="float">
            <text:p>1.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ce1" office:value-type="string" calcext:value-type="string">
            <text:p>-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63770" calcext:value-type="float">
            <text:p>1063770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98.871528" calcext:value-type="float">
            <text:p>98.871528</text:p>
          </table:table-cell>
          <table:table-cell table:formula="of:=[.C28]/[.E28]" office:value-type="float" office:value="10759.1135842464" calcext:value-type="float">
            <text:p>10759</text:p>
          </table:table-cell>
          <table:table-cell table:formula="of:=[.C28]^(1/([.B28]*[.D28]))" office:value-type="float" office:value="1.23400203195491" calcext:value-type="float">
            <text:p>1.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4:46:51.442425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9:18:07.108423418</meta:creation-date>
    <dc:date>2017-02-27T14:59:57.043524095</dc:date>
    <meta:editing-duration>PT5H20M27S</meta:editing-duration>
    <meta:editing-cycles>31</meta:editing-cycles>
    <meta:generator>LibreOffice/4.2.8.2$Linux_X86_64 LibreOffice_project/420m0$Build-2</meta:generator>
    <meta:document-statistic meta:table-count="4" meta:cell-count="801" meta:object-count="0"/>
  </office:meta>
</office:document-meta>
</file>